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295cm" fo:margin-left="-0.492cm" fo:margin-right="-0.803cm" table:align="margins"/>
    </style:style>
    <style:style style:name="Table1.A" style:family="table-column">
      <style:table-column-properties style:column-width="1.852cm" style:rel-column-width="6634*"/>
    </style:style>
    <style:style style:name="Table1.B" style:family="table-column">
      <style:table-column-properties style:column-width="3.016cm" style:rel-column-width="10804*"/>
    </style:style>
    <style:style style:name="Table1.C" style:family="table-column">
      <style:table-column-properties style:column-width="1.64cm" style:rel-column-width="5876*"/>
    </style:style>
    <style:style style:name="Table1.D" style:family="table-column">
      <style:table-column-properties style:column-width="11.786cm" style:rel-column-width="42221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P1" style:family="paragraph" style:parent-style-name="Standard">
      <style:paragraph-properties fo:text-align="center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5.636cm" fo:margin-right="0cm" fo:text-align="start" style:justify-single-word="false" fo:text-indent="0cm" style:auto-text-indent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5.636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-0.026cm" fo:margin-right="0cm" fo:text-align="center" style:justify-single-word="false" fo:text-indent="0cm" style:auto-text-indent="false" fo:break-before="page"/>
      <style:text-properties style:font-name="Verdana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-0.026cm" fo:margin-right="0cm" fo:text-align="center" style:justify-single-word="false" fo:text-indent="0cm" style:auto-text-indent="false" fo:break-before="page"/>
      <style:text-properties style:font-name="Verdana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5.662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20" style:family="paragraph" style:parent-style-name="Table_20_Contents">
      <style:paragraph-properties fo:margin-left="-0.102cm" fo:margin-right="0.004cm" fo:text-align="center" style:justify-single-word="false" fo:text-indent="0cm" style:auto-text-indent="false"/>
      <style:text-properties style:font-name="Verdana" fo:font-size="10pt" style:font-size-asian="10pt" style:font-size-complex="10pt"/>
    </style:style>
    <style:style style:name="P21" style:family="paragraph" style:parent-style-name="Table_20_Contents">
      <style:paragraph-properties fo:margin-left="-0.102cm" fo:margin-right="0.004cm" fo:margin-top="0cm" fo:margin-bottom="0.499cm" fo:text-align="center" style:justify-single-word="false" fo:text-indent="0cm" style:auto-text-indent="false"/>
      <style:text-properties style:font-name="Verdana" fo:font-size="10pt" style:font-size-asian="10pt" style:font-size-complex="10pt"/>
    </style:style>
    <style:style style:name="P22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 style:list-style-name="L1">
      <style:paragraph-properties fo:margin-left="-0.026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 style:list-style-name="L1">
      <style:paragraph-properties fo:margin-left="1.323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 style:list-style-name="L1">
      <style:paragraph-properties fo:margin-left="0.053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 style:list-style-name="L2">
      <style:paragraph-properties fo:margin-left="0.026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acht Racing Starting Signals</text:p>
      <text:p text:style-name="P2"/>
      <text:p text:style-name="P3"><draw:frame draw:style-name="fr1" draw:name="graphics2" text:anchor-type="paragraph" svg:width="9.34cm" svg:height="2.805cm" draw:z-index="1"><draw:image xlink:href="../../../Duf/a.gif" xlink:type="simple" xlink:show="embed" xlink:actuate="onLoad"/></draw:frame></text:p>
      <text:p text:style-name="P4">Download the installation file from <text:a xlink:type="simple" xlink:href="http://www.arundale.com/docs/ais/RacingSignals_setup_1.2.0.exe">http://www.arundale.com/docs/ais/RacingSignals_setup_1.2.0.exe</text:a></text:p>
      <text:p text:style-name="P3"/>
      <text:p text:style-name="P3">After downloading click on RacingSignals_Setup_x.x.x.exe</text:p>
      <text:p text:style-name="P3"/>
      <text:p text:style-name="P3">Take all the defaults and run the program</text:p>
      <text:p text:style-name="P3"/>
      <text:p text:style-name="P3">You will be asked to select a starting Sequence </text:p>
      <text:p text:style-name="P3"><draw:frame draw:style-name="fr2" draw:name="graphics1" text:anchor-type="paragraph" svg:x="0.337cm" svg:y="0.162cm" svg:width="3.916cm" svg:height="2.831cm" draw:z-index="0"><draw:image xlink:href="../../../Duf/Select.gif" xlink:type="simple" xlink:show="embed" xlink:actuate="onLoad"/></draw:frame></text:p>
      <text:p text:style-name="P3">The “Splash” flag display will disappear after 2 seconds.</text:p>
      <text:p text:style-name="P3"/>
      <text:p text:style-name="P3">There are 4 sequences to choose from</text:p>
      <text:p text:style-name="P3"/>
      <text:p text:style-name="P3">SYC Single &amp; SYC Multiple are the basic sequences that emulate the current starting system.</text:p>
      <text:p text:style-name="P3">ISAF emulates the full ISAF sequence.</text:p>
      <text:p text:style-name="P3">SYC-ISAF integrates ISAF with SYC and demonstrates some of the issues in doing this.</text:p>
      <text:p text:style-name="P3"/>
      <text:p text:style-name="P3">To start a sequence you must enter a start time.</text:p>
      <text:p text:style-name="P3">If the start time is invalid, the displayed start time will turn red</text:p>
      <text:p text:style-name="P3"><draw:frame draw:style-name="fr2" draw:name="graphics3" text:anchor-type="paragraph" svg:x="0.312cm" svg:y="0.265cm" svg:width="3.731cm" svg:height="1.482cm" draw:z-index="2"><draw:image xlink:href="../../../Duf/a1.gif" xlink:type="simple" xlink:show="embed" xlink:actuate="onLoad"/></draw:frame></text:p>
      <text:p text:style-name="P3">The start time must be before the first warning signal time.</text:p>
      <text:p text:style-name="P3"/>
      <text:p text:style-name="P3">Up to the time of the first warning signal you can postpone the start time by clicking the Postpone Button </text:p>
      <text:p text:style-name="P10"><draw:frame draw:style-name="fr2" draw:name="graphics4" text:anchor-type="paragraph" svg:x="0.245cm" svg:y="0.291cm" svg:width="4.075cm" svg:height="2.646cm" draw:z-index="3"><draw:image xlink:href="../../../Duf/a2.gif" xlink:type="simple" xlink:show="embed" xlink:actuate="onLoad"/></draw:frame><text:span text:style-name="T1">The Postpone signal will be displayed <text:s text:c="4"/></text:span><text:span text:style-name="T1"><draw:frame draw:style-name="fr3" draw:name="graphics5" text:anchor-type="as-char" svg:width="1.402cm" svg:height="0.741cm" draw:z-index="4"><draw:image xlink:href="file:///C:/Documents%20and%20Settings/All%20Users/Application%20Data/Arundale/RacingSignals/SignalImages/ICS_Answer.gif" xlink:type="simple" xlink:show="embed" xlink:actuate="onLoad"/></draw:frame></text:span></text:p>
      <text:p text:style-name="P11"/>
      <text:p text:style-name="P10"><text:span text:style-name="T1">as well as the associated sound signal <text:s text:c="3"/></text:span><text:span text:style-name="T1"><draw:frame draw:style-name="fr4" draw:name="graphics6" text:anchor-type="as-char" svg:width="1.323cm" svg:height="0.794cm" draw:z-index="5"><draw:image xlink:href="file:///C:/Documents%20and%20Settings/All%20Users/Application%20Data/Arundale/RacingSignals/SignalImages/Horn2Short.gif" xlink:type="simple" xlink:show="embed" xlink:actuate="onLoad"/></draw:frame></text:span></text:p>
      <text:p text:style-name="P11"/>
      <text:p text:style-name="P18">In addition if the PC has a sound card installed, volume turned up, and a speaker installed, you will hear the sound signal.</text:p>
      <text:p text:style-name="P14"/>
      <text:p text:style-name="P14">There are 4 buttons controlled by the start sequence, Postpone, Recall, General Recall and Finish.</text:p>
      <text:p text:style-name="P14">The green button is the currently active button, which will be “clicked” if you press the &lt;Enter&gt; key, rather than using the mouse to click the button.</text:p>
      <text:p text:style-name="P14"/>
      <text:p text:style-name="P12"><text:span text:style-name="T1">If you click any button a second time it will lower any associated signals. For example, the first </text:span><text:soft-page-break/><text:span text:style-name="T1">click of the Postpone will raise the Postpone flag making the associated sound signal </text:span><text:span text:style-name="T1"><draw:frame draw:style-name="fr4" draw:name="graphics7" text:anchor-type="as-char" svg:width="1.323cm" svg:height="0.794cm" draw:z-index="6"><draw:image xlink:href="file:///C:/Documents%20and%20Settings/All%20Users/Application%20Data/Arundale/RacingSignals/SignalImages/Horn2Short.gif" xlink:type="simple" xlink:show="embed" xlink:actuate="onLoad"/></draw:frame></text:span><text:span text:style-name="T1">, the second click will lower the Postpone flag making </text:span><text:span text:style-name="T1"><draw:frame draw:style-name="fr5" draw:name="graphics8" text:anchor-type="as-char" svg:y="-0.873cm" svg:width="1.323cm" svg:height="0.794cm" draw:z-index="7"><draw:image xlink:href="file:///C:/Documents%20and%20Settings/All%20Users/Application%20Data/Arundale/RacingSignals/SignalImages/Horn1Short.gif" xlink:type="simple" xlink:show="embed" xlink:actuate="onLoad"/></draw:frame></text:span><text:span text:style-name="T1">.</text:span></text:p>
      <text:p text:style-name="P14"/>
      <text:p text:style-name="P12"><text:span text:style-name="T1">During a start sequence, if a signal is invalid, the associated button will be “grayed out” </text:span><text:span text:style-name="T1"><draw:frame draw:style-name="fr6" draw:name="graphics9" text:anchor-type="as-char" svg:width="2.408cm" svg:height="1.138cm" draw:z-index="8"><draw:image xlink:href="../../../Duf/a3.gif" xlink:type="simple" xlink:show="embed" xlink:actuate="onLoad"/></draw:frame></text:span></text:p>
      <text:p text:style-name="P6"/>
      <text:p text:style-name="P5"><text:span text:style-name="T1">The Recall and General Recall buttons are enabled prior to the Class Start. If either of these <text:s/>are clicked before the Class Start, the signal is held pending the actual start time for the class. The button will change to cyan </text:span><text:span text:style-name="T1"><draw:frame draw:style-name="fr4" draw:name="graphics10" text:anchor-type="as-char" svg:width="2.17cm" svg:height="1.032cm" draw:z-index="9"><draw:image xlink:href="../../../Duf/a4.gif" xlink:type="simple" xlink:show="embed" xlink:actuate="onLoad"/></draw:frame></text:span><text:span text:style-name="T1">, indicating a pending signal. Clicking the button a second time will cancel the request, providing it occurs before the class start.</text:span></text:p>
      <text:p text:style-name="P6">Once the Class has started, the signal will continue being displayed until the button is clicked again or the signal “times out” as is defined in the race instructions.</text:p>
      <text:p text:style-name="P6"/>
      <text:p text:style-name="P5"><text:span text:style-name="T1">After the last Class has started and Recalls have timed out, the Finish button is activated </text:span><text:span text:style-name="T1"><draw:frame draw:style-name="fr4" draw:name="graphics11" text:anchor-type="as-char" svg:width="2.408cm" svg:height="0.979cm" draw:z-index="10"><draw:image xlink:href="../../../Duf/a5.gif" xlink:type="simple" xlink:show="embed" xlink:actuate="onLoad"/></draw:frame></text:span></text:p>
      <text:p text:style-name="P6"/>
      <text:p text:style-name="P6">Clicking the finish button or pressing &lt;Enter&gt; will create an entry in the Finishing table.</text:p>
      <text:p text:style-name="P6"><draw:frame draw:style-name="fr2" draw:name="graphics12" text:anchor-type="paragraph" svg:x="0.497cm" svg:y="0.053cm" svg:width="3.572cm" svg:height="2.884cm" draw:z-index="11"><draw:image xlink:href="../../../Duf/a6.gif" xlink:type="simple" xlink:show="embed" xlink:actuate="onLoad"/></draw:frame></text:p>
      <text:p text:style-name="P6">Once a start sequence is running, the only way to reset it is to reload the sequence again and entering a new start time.</text:p>
      <text:p text:style-name="P6"/>
      <text:p text:style-name="P7">Controller</text:p>
      <text:p text:style-name="P6">The icon <draw:frame draw:style-name="fr4" draw:name="graphics18" text:anchor-type="as-char" svg:width="1.104cm" svg:height="0.607cm" draw:z-index="17"><draw:image xlink:href="../connected.gif" xlink:type="simple" xlink:show="embed" xlink:actuate="onLoad"/></draw:frame> is displayed when the PC is connected to the controller, or <draw:frame draw:style-name="fr4" draw:name="graphics19" text:anchor-type="as-char" svg:width="1.152cm" svg:height="0.725cm" draw:z-index="18"><draw:image xlink:href="../notconnected.gif" xlink:type="simple" xlink:show="embed" xlink:actuate="onLoad"/></draw:frame> when not connected.</text:p>
      <text:p text:style-name="P6">The icon <draw:frame draw:style-name="fr4" draw:name="graphics20" text:anchor-type="as-char" svg:width="0.755cm" svg:height="0.601cm" draw:z-index="19"><draw:image xlink:href="../speaker.gif" xlink:type="simple" xlink:show="embed" xlink:actuate="onLoad"/></draw:frame> is displayed if a sound card has been found on the PC. </text:p>
      <text:p text:style-name="P6"/>
      <text:p text:style-name="P6"/>
      <text:p text:style-name="P7">Testing</text:p>
      <text:p text:style-name="P6">The SYC-ISAF and ISAF start sequences have all signals and their buttons displayed. Which buttons are actually displayed on the live version can be changed – I wished to make all possible options available for testing.</text:p>
      <text:p text:style-name="P6"/>
      <text:p text:style-name="P6">The 4 test sequences have their sequence speeded up by 10 times, 1 minute takes 6 seconds, otherwise checking a complete sequence would be too time consuming. The recall for the next class starting would be normally be enabled 40 seconds before the start, but will be enabled 4 seconds before the start (when testing), and will remain enabled for 6 seconds after the start (when testing) of the last class started. The RYA says a recall should be made within 5 seconds of the start this can be changed later in the live version.</text:p>
      <text:p text:style-name="P5"><text:span text:style-name="T1">There is currently an option to display the start sequences in time order by clicking </text:span><text:span text:style-name="T1"><draw:frame draw:style-name="fr4" draw:name="graphics13" text:anchor-type="as-char" svg:width="1.984cm" svg:height="0.688cm" draw:z-index="12"><draw:image xlink:href="../../../Duf/a7.gif" xlink:type="simple" xlink:show="embed" xlink:actuate="onLoad"/></draw:frame></text:span></text:p>
      <text:p text:style-name="P6"/>
      <text:p text:style-name="P6"><draw:frame draw:style-name="fr7" draw:name="graphics14" text:anchor-type="paragraph" svg:width="10.186cm" svg:height="3.254cm" draw:z-index="13"><draw:image xlink:href="../../../Duf/a8.gif" xlink:type="simple" xlink:show="embed" xlink:actuate="onLoad"/></draw:frame><text:soft-page-break/></text:p>
      <text:p text:style-name="P14">You can click the time (-1.00 in the above example) to action the events that will occur 1 minute prior to the start time. Clicking the events out of order, or without having first reset the start time could cause confusing signals.</text:p>
      <text:p text:style-name="P14"/>
      <text:p text:style-name="P15">Changes V1.2.1</text:p>
      <text:p text:style-name="P14">Minor changes to enabling/disabling/defaults on buttons</text:p>
      <text:p text:style-name="P14">Events not always displayed correctly</text:p>
      <text:p text:style-name="P14">Code to drive Controller (for Horn &amp; Lights) added</text:p>
      <text:p text:style-name="P14">Connected to Controller &amp; Sound Card Icons added</text:p>
      <text:p text:style-name="P14">Finish signals (if any) queued if multiple finishers in same second, recorded time may precede signal.</text:p>
      <text:p text:style-name="P14">ISAF finish only makes sound signal for first finisher (RYA Race Management Guide)</text:p>
      <text:p text:style-name="P14">ISAF Postpone flags changed to numeral pennants</text:p>
      <text:p text:style-name="P14">SYC Class 3 flag changed to 707 (RYA Race Management Guide)</text:p>
      <text:p text:style-name="P14"/>
      <text:p text:style-name="P15">ToDo</text:p>
      <text:p text:style-name="P6">Pausing the start sequence to allow a general recalled class to restart before the next class is started (an ISAF requirement). There are other minor issues on the timing of the recalls.</text:p>
      <text:p text:style-name="P6"/>
      <text:p text:style-name="P6">Postponement after class Warning signal &amp; before Class start, Class start is reset to 1 minute after postponement signal is dropped.</text:p>
      <text:p text:style-name="P6"/>
      <text:p text:style-name="P6">More testing on Recalls</text:p>
      <text:p text:style-name="P6"/>
      <text:p text:style-name="P14">Please let me know of any issues (however small) - Neal Arundale 11/2/14</text:p>
      <text:p text:style-name="P14"/>
      <text:p text:style-name="P14"/>
      <text:p text:style-name="P17">Reference</text:p>
      <text:p text:style-name="P15"/>
      <text:p text:style-name="P13">Recalls</text:p>
      <text:p text:style-name="P15"/>
      <text:p text:style-name="P14">Recalls are enabled a set interval before the current class start (currently 40/4 seconds – 40 when running at the correct speed and 4 seconds using the speeded up sequence).</text:p>
      <text:p text:style-name="P14"/>
      <text:p text:style-name="P15">Before the start</text:p>
      <text:p text:style-name="P14">If the recall button is pressed, the recall will be actioned immediately after the start.</text:p>
      <text:p text:style-name="P14"/>
      <text:p text:style-name="P14">If the same recall button is pressed a second time, the pending recall will be cancelled.</text:p>
      <text:p text:style-name="P14">If the other recall button is pressed before the start, the first recall will be cancelled and replaced with the second recall.</text:p>
      <text:p text:style-name="P14"/>
      <text:p text:style-name="P15">After the start</text:p>
      <text:p text:style-name="P14">Once either recall button has been pressed the other recall button will be disabled.</text:p>
      <text:p text:style-name="P14"/>
      <text:p text:style-name="P14">If after an interval (currently 30/3 secs) from the start, a recall is not in progress, the recall buttons will be disabled. (RYA suggest no more than 5 seconds between the start and either recall being called).</text:p>
      <text:p text:style-name="P14"/>
      <text:p text:style-name="P14">If a recall is in progress the recall button pertaining to the recall, will remain enabled until either the recall button is pressed again (cancelling the recall) or after a set interval (currently 2 minutes/12 seconds – SYC SI's).</text:p>
      <text:p text:style-name="P14"/>
      <text:p text:style-name="P13">Postponements</text:p>
      <text:p text:style-name="P14">The issue here is the normal use of postponements is to postpone the start for a class after the preparatory signal and before the start time. In effect it is a General Recall prior to the start.</text:p>
      <text:p text:style-name="P14">To do this the class – and all subsequent classes are postponed.</text:p>
      <text:p text:style-name="P14"/>
      <text:p text:style-name="P14">It is normally used when a wind shift results in a biased start line.</text:p>
      <text:p text:style-name="P14"/>
      <text:p text:style-name="P14">To implement this it is necessary for the program to implement a pause in the sequence AND restart the sequence at start of the class that was about to start.</text:p>
      <text:p text:style-name="P14"/>
      <text:p text:style-name="P14">The new start recommences exactly 1 minute after the postpone signal has been dropped.</text:p>
      <text:p text:style-name="P14"/>
      <text:p text:style-name="P14">This makes the concept of “queueing” the Recall prior to the start redundant.</text:p>
      <text:p text:style-name="P14"/>
      <text:p text:style-name="P14">As this does not affect SYC, I have left the implementation of this.</text:p>
      <text:p text:style-name="P14"/>
      <text:p text:style-name="P14">If a Postpone or General Recall Signal is raised <text:s/>before <text:span text:style-name="T4">or</text:span> after an event</text:p>
      <text:p text:style-name="P14"><text:tab/>Any Class not started has Class and Preparatory (if Raised) silently dropped</text:p>
      <text:p text:style-name="P14"><text:tab/>If Postpone</text:p>
      <text:p text:style-name="P14"><text:tab/><text:tab/>The Class offsets for all classes not started are set to 999 min </text:p>
      <text:p text:style-name="P14"><text:tab/>If General Recall</text:p>
      <text:p text:style-name="P14"><text:tab/><text:tab/>The Class offset for the Recalled class is also set to 999 min</text:p>
      <text:p text:style-name="P14"><text:tab/>Any queued signals are dropped (Recalls)</text:p>
      <text:p text:style-name="P14"/>
      <text:p text:style-name="P14">When the Postpone or General Recall flag command is clicked</text:p>
      <text:p text:style-name="P14"><text:tab/>The Command is queued and to be released 1 minute before the first Class Event for the first class not started, this drops the Postpone or General Recall Flag</text:p>
      <text:p text:style-name="P14"/>
      <text:p text:style-name="P14"><text:tab/>If no other Postpone or General Recall flag is up</text:p>
      <text:p text:style-name="P14"><text:tab/><text:tab/>The Class offsets are set to the</text:p>
      <text:p text:style-name="P14">Current time – FirstStartTime + Secs of FirstEvent rounded up to the next complete minute</text:p>
      <text:p text:style-name="P14"/>
      <text:p text:style-name="P14"/>
      <text:p text:style-name="P14">Before the Start Sequence.</text:p>
      <text:p text:style-name="P14"><text:soft-page-break/><text:tab/>Move the First Start Time</text:p>
      <text:p text:style-name="P14"/>
      <text:p text:style-name="P14">After the Start Sequence has started</text:p>
      <text:p text:style-name="P14"><text:tab/>Any Class that has not Started is paused</text:p>
      <text:p text:style-name="P14"><text:tab/>The Current Class Flag is dropped silently</text:p>
      <text:p text:style-name="P14"><text:tab/>The Preparatory Signal <text:s/>is dropped silently</text:p>
      <text:p text:style-name="P14">After the Start if General Recall</text:p>
      <text:p text:style-name="P14"><text:tab/>As above plus the Recalled Class is Paused</text:p>
      <text:p text:style-name="P14"/>
      <text:p text:style-name="P14">When the Postpone Flag is dropped</text:p>
      <text:p text:style-name="P14"><text:tab/>The Postpone Drop is Queued until the next whole minute</text:p>
      <text:p text:style-name="P14"><text:tab/>The Start Offset for the Current Class plus all later Classes is set to the Pause time <text:tab/>when the Postpone will be dequed</text:p>
      <text:p text:style-name="P14"/>
      <text:p text:style-name="P14">When a General Recall</text:p>
      <text:p text:style-name="P14"><text:tab/>The General Recall Flag is Queued until the next whole minute</text:p>
      <text:p text:style-name="P14"><text:tab/>The start offset includes the recalled class</text:p>
      <text:p text:style-name="P14"><text:tab/>One of the Postponement signals can be raised to replace the General Recall Flag</text:p>
      <text:p text:style-name="P14"/>
      <text:p text:style-name="P16">Controller Set Up</text:p>
      <text:p text:style-name="P14"/>
      <text:p text:style-name="P14">The Controller is connected to the PC with a RJ45 Network cable</text:p>
      <text:p text:style-name="P14"/>
      <text:p text:style-name="P14"><draw:frame draw:style-name="fr2" draw:name="graphics15" text:anchor-type="paragraph" svg:x="0.887cm" svg:y="0cm" svg:width="8.031cm" svg:height="5.075cm" draw:z-index="14"><draw:image xlink:href="../rj45lead.gif" xlink:type="simple" xlink:show="embed" xlink:actuate="onLoad"/></draw:frame>The connection may be direct from the PC to the Controller, or may be via the local network using a hub or router.</text:p>
      <text:p text:style-name="P14"/>
      <text:p text:style-name="P15">If a direct connection</text:p>
      <text:p text:style-name="P14"/>
      <text:list xml:id="list33288827" text:style-name="L1">
        <text:list-item>
          <text:p text:style-name="P24">The RJ45 lead must be a crossover lead</text:p>
        </text:list-item>
        <text:list-item>
          <text:p text:style-name="P24">The IP address of the controller will be 192.168.0.200</text:p>
        </text:list-item>
        <text:list-item>
          <text:p text:style-name="P24">The PC must be configured to be on the same subnet as the controller</text:p>
        </text:list-item>
        <text:list-item>
          <text:p text:style-name="P24">Set up the PC by using Control Panel &gt; Network Connections &gt; Local Area Connection &gt;</text:p>
          <text:p text:style-name="P25">Properties &gt; Internet Protocol &gt; Properties</text:p>
          <text:p text:style-name="P25"><draw:frame draw:style-name="fr1" draw:name="graphics16" text:anchor-type="paragraph" svg:width="9.71cm" svg:height="11.906cm" draw:z-index="15"><draw:image xlink:href="../staticip.gif" xlink:type="simple" xlink:show="embed" xlink:actuate="onLoad"/></draw:frame>Click Use the following IP address and set up as above.</text:p>
          <text:p text:style-name="P25">Leave the DNS server settings alone</text:p>
          <text:p text:style-name="P25">Exit the Control Panel by clicking OK's</text:p>
          <text:p text:style-name="P26"/>
        </text:list-item>
      </text:list>
      <text:p text:style-name="P8">If via a hub, switch or router</text:p>
      <text:p text:style-name="P7"/>
      <text:p text:style-name="P7"/>
      <text:list xml:id="list33261681" text:style-name="L2">
        <text:list-item>
          <text:p text:style-name="P27">The RJ45 leads must be straight through leads</text:p>
        </text:list-item>
        <text:list-item>
          <text:p text:style-name="P27">Connect the PC to the Hub, Switch or Router</text:p>
        </text:list-item>
        <text:list-item>
          <text:p text:style-name="P27">Connect the Controller to the another port on the Hub, Switch or Router</text:p>
        </text:list-item>
        <text:list-item>
          <text:p text:style-name="P28">If the local network has a DHCP server the controller will get its IP address from the <text:tab/>DHCP server.</text:p>
        </text:list-item>
      </text:list>
      <text:p text:style-name="P6"/>
      <text:p text:style-name="P7">Controller Specification</text:p>
      <text:p text:style-name="P6">The Controller communicates with the PC using TCP.</text:p>
      <text:p text:style-name="P6">Host name is ETH008</text:p>
      <text:p text:style-name="P6">Port is 17494</text:p>
      <text:p text:style-name="P6">The Controller is powered from a 12vdc supply which can be regulated or unregulated. The DC input jack is 2.1mm with positive core polarity, DC supplies are required to supply at least 500mA at 12vdc </text:p>
      <text:p text:style-name="P6">The Relay supplies should be externally fused.</text:p>
      <text:p text:style-name="P6"/>
      <text:p text:style-name="P9"><text:span text:style-name="T3">Relay Power Rating</text:span><text:span text:style-name="T2"><text:line-break/>If the contact load voltage and current of the relay are in the region enclosed by the solid and dotted lines in the</text:span><text:span text:style-name="T2"> </text:span><text:span text:style-name="T2">figure below, the relay can perform stable switching operation. If the relay is used at a voltage or current exceeding</text:span><text:span text:style-name="T2"> </text:span><text:span text:style-name="T2">this region, the life of the contacts may be significantly shortened.</text:span><text:span text:style-name="T2">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Load type</text:p>
          </table:table-cell>
          <table:table-cell table:style-name="Table1.A1" office:value-type="string">
            <text:p text:style-name="P20">Typical applications</text:p>
          </table:table-cell>
          <table:table-cell table:style-name="Table1.A1" office:value-type="string">
            <text:p text:style-name="P20">Rating</text:p>
          </table:table-cell>
          <table:table-cell table:style-name="Table1.D1" table:number-rows-spanned="6" office:value-type="string">
            <text:p text:style-name="P21">Max DC load capacity </text:p>
            <text:p text:style-name="P21"><draw:frame draw:style-name="fr8" draw:name="graphics17" text:anchor-type="as-char" svg:width="11.509cm" svg:height="10.636cm" draw:z-index="16"><draw:image xlink:href="http://www.robot-electronics.co.uk/images/wpe1.gif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9">AC1</text:p>
          </table:table-cell>
          <table:table-cell table:style-name="Table1.A2" office:value-type="string">
            <text:p text:style-name="P19">Non inductive or<text:line-break/>slightly inductive loads</text:p>
          </table:table-cell>
          <table:table-cell table:style-name="Table1.A2" office:value-type="string">
            <text:p text:style-name="P19">16A @ 250V AC</text:p>
          </table:table-cell>
          <table:covered-table-cell/>
        </table:table-row>
        <table:table-row>
          <table:table-cell table:style-name="Table1.A2" office:value-type="string">
            <text:p text:style-name="P19">AC15</text:p>
          </table:table-cell>
          <table:table-cell table:style-name="Table1.A2" office:value-type="string">
            <text:p text:style-name="P19">Control of<text:line-break/>electromagnetic load<text:line-break/>(&gt;72VA)</text:p>
          </table:table-cell>
          <table:table-cell table:style-name="Table1.A2" office:value-type="string">
            <text:p text:style-name="P19">3A @ 120V AC<text:line-break/>1.5A @ 240V AC</text:p>
          </table:table-cell>
          <table:covered-table-cell/>
        </table:table-row>
        <table:table-row>
          <table:table-cell table:style-name="Table1.A2" office:value-type="string">
            <text:p text:style-name="P19">AC3</text:p>
          </table:table-cell>
          <table:table-cell table:style-name="Table1.A2" office:value-type="string">
            <text:p text:style-name="P19">Control of motor</text:p>
          </table:table-cell>
          <table:table-cell table:style-name="Table1.A2" office:value-type="string">
            <text:p text:style-name="P19">750W</text:p>
          </table:table-cell>
          <table:covered-table-cell/>
        </table:table-row>
        <table:table-row>
          <table:table-cell table:style-name="Table1.A2" office:value-type="string">
            <text:p text:style-name="P19">DC1</text:p>
          </table:table-cell>
          <table:table-cell table:style-name="Table1.A2" office:value-type="string">
            <text:p text:style-name="P19">Non inductive or<text:line-break/>slightly inductive loads</text:p>
          </table:table-cell>
          <table:table-cell table:style-name="Table1.A2" office:value-type="string">
            <text:p text:style-name="P19">16A @ 24V DC</text:p>
          </table:table-cell>
          <table:covered-table-cell/>
        </table:table-row>
        <table:table-row>
          <table:table-cell table:style-name="Table1.A2" office:value-type="string">
            <text:p text:style-name="P19">DC13</text:p>
          </table:table-cell>
          <table:table-cell table:style-name="Table1.A2" office:value-type="string">
            <text:p text:style-name="P19">Control of electromagnetic<text:line-break/>loads</text:p>
          </table:table-cell>
          <table:table-cell table:style-name="Table1.A2" office:value-type="string">
            <text:p text:style-name="P19">0.22A @ 120V DC<text:line-break/>0.1A @ 250V DC</text:p>
          </table:table-cell>
          <table:covered-table-cell/>
        </table:table-row>
      </table:table>
      <text:p text:style-name="P6"/>
      <text:p text:style-name="P6">If a 12v marine trumpet horn is connected, it will almost certainly require an auxiliary relay as they are an inductive load probably taking over 10 am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al Arundale</meta:initial-creator>
    <meta:creation-date>2014-02-11T11:16:24.87</meta:creation-date>
    <dc:date>2014-02-28T17:18:38.09</dc:date>
    <dc:creator>Neal Arundale</dc:creator>
    <meta:editing-duration>PT24H14M51S</meta:editing-duration>
    <meta:editing-cycles>15</meta:editing-cycles>
    <meta:generator>OpenOffice.org/3.2$Win32 OpenOffice.org_project/320m12$Build-9483</meta:generator>
    <meta:document-statistic meta:table-count="1" meta:image-count="20" meta:object-count="0" meta:page-count="7" meta:paragraph-count="139" meta:word-count="1757" meta:character-count="9974"/>
  </office:meta>
</office:document-meta>
</file>